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2100000016BA78CD21.png" manifest:media-type="image/png"/>
  <manifest:file-entry manifest:full-path="Pictures/100002010000000B00000016C0A341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Courier New" svg:font-family="'Courier New'" style:font-pitch="variable"/>
    <style:font-face style:name="Lohit Hindi" svg:font-family="'Lohit Hindi', 'MS Mincho'" style:font-pitch="variable"/>
    <style:font-face style:name="Symbol" svg:font-family="Symbol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style:text-autospace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Times New Roman" fo:font-size="8pt" style:font-size-asian="8pt" style:font-name-complex="Times New Roman" style:font-size-complex="8pt"/>
    </style:style>
    <style:style style:name="P9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style:text-autospace="non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 style:list-style-name="L1">
      <style:paragraph-properties fo:margin-top="0cm" fo:margin-bottom="0cm" style:contextual-spacing="false" fo:line-height="100%" style:text-autospace="none"/>
      <style:text-properties officeooo:paragraph-rsid="000ae7d2"/>
    </style:style>
    <style:style style:name="P12" style:family="paragraph" style:parent-style-name="Standard" style:list-style-name="L2">
      <style:paragraph-properties fo:margin-top="0cm" fo:margin-bottom="0cm" style:contextual-spacing="false" fo:line-height="100%" style:text-autospace="none"/>
      <style:text-properties officeooo:paragraph-rsid="000ae7d2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 style:text-autospace="none"/>
    </style:style>
    <style:style style:name="P14" style:family="paragraph" style:parent-style-name="Standard" style:list-style-name="L1">
      <style:paragraph-properties fo:margin-top="0cm" fo:margin-bottom="0cm" style:contextual-spacing="false" fo:line-height="100%" style:text-autospace="none"/>
      <style:text-properties officeooo:rsid="000ae7d2" officeooo:paragraph-rsid="000ae7d2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officeooo:rsid="000a8b94" style:font-size-asian="12pt" style:font-name-complex="Times New Roman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" style:family="text">
      <style:text-properties style:font-name="Times New Roman" fo:font-size="12pt" officeooo:rsid="000ae7d2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7" style:family="text">
      <style:text-properties style:font-name="Times New Roman" fo:font-size="8pt" style:font-size-asian="8pt" style:font-name-complex="Times New Roman" style:font-size-complex="8pt"/>
    </style:style>
    <style:style style:name="T8" style:family="text">
      <style:text-properties style:font-name="Times New Roman" fo:font-size="8pt" fo:language="en" fo:country="US" style:font-size-asian="8pt" style:font-name-complex="Times New Roman" style:font-size-complex="8pt"/>
    </style:style>
    <style:style style:name="T9" style:family="text">
      <style:text-properties style:text-position="super 58%" style:font-name="Times New Roman" fo:font-size="12pt" style:font-size-asian="12pt" style:font-name-complex="Times New Roman" style:font-size-complex="12pt"/>
    </style:style>
    <style:style style:name="T10" style:family="text">
      <style:text-properties style:text-position="-45% 100%"/>
    </style:style>
    <style:style style:name="T11" style:family="text">
      <style:text-properties officeooo:rsid="000a80e1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ructions pour les auteurs</text:p>
      <text:p text:style-name="P4"/>
      <text:p text:style-name="P2"><text:span text:style-name="T1">A. Auteur</text:span><text:span text:style-name="T9"> a</text:span><text:span text:style-name="T7"> </text:span><text:span text:style-name="T1">and B. Auteur</text:span><text:span text:style-name="T9"> b</text:span></text:p>
      <text:p text:style-name="P8"/>
      <text:p text:style-name="P2"><text:span text:style-name="T9">a</text:span><text:span text:style-name="T1"> Departement de Mathematiques</text:span></text:p>
      <text:p text:style-name="P6">A-Institut</text:p>
      <text:p text:style-name="P6">A-Adresse</text:p>
      <text:p text:style-name="P6">author1@institut.com</text:p>
      <text:p text:style-name="P6"/>
      <text:p text:style-name="P2"><text:span text:style-name="T9">b</text:span><text:span text:style-name="T1"> Departement de Biologie</text:span></text:p>
      <text:p text:style-name="P6">B-Institut</text:p>
      <text:p text:style-name="P6">B-Adresse</text:p>
      <text:p text:style-name="P6">author2@institut.com</text:p>
      <text:p text:style-name="P6"/>
      <text:p text:style-name="P6"/>
      <text:p text:style-name="P1"><text:span text:style-name="T3">Mots clefs :</text:span><text:span text:style-name="T1"> Statistique, Biologie, Régression.</text:span></text:p>
      <text:p text:style-name="P7"/>
      <text:p text:style-name="P7"/>
      <text:p text:style-name="P7">Le processus de sélection est basé sur un résumé de la présentation. Chaque résumé sera examiné par un relecteur. Le processus de soumission comporte trois étapes :</text:p>
      <text:p text:style-name="P7"/>
      <text:p text:style-name="P7">1. Soumission du résumé initial avant le <text:span text:style-name="T11">8</text:span> avril 201<text:span text:style-name="T11">6</text:span></text:p>
      <text:p text:style-name="P7"/>
      <text:p text:style-name="P7">2. Notification de l’acceptation du résumé autour du 2 mai 201<text:span text:style-name="T11">6</text:span></text:p>
      <text:p text:style-name="P7"/>
      <text:p text:style-name="P7">3. Soumission du résumé final avant le <text:span text:style-name="T11">16</text:span> mai 201<text:span text:style-name="T11">6</text:span></text:p>
      <text:p text:style-name="P7"/>
      <text:p text:style-name="P7"/>
      <text:p text:style-name="P7">La longueur du résumé ne doit pas excéder 2 pages. Le résumé doit contenir</text:p>
      <text:p text:style-name="P7"/>
      <text:p text:style-name="P7">1. le titre de la présentation,</text:p>
      <text:p text:style-name="P7"/>
      <text:p text:style-name="P7">2. les noms des auteurs,</text:p>
      <text:p text:style-name="P7"/>
      <text:p text:style-name="P7">3. les mots clefs,</text:p>
      <text:p text:style-name="P7"/>
      <text:p text:style-name="P7">4. Les contacts des auteurs, incluant l’adresse postale et l’email.</text:p>
      <text:p text:style-name="P7"/>
      <text:p text:style-name="P3"><text:span text:style-name="T1">Des modèles Word, </text:span><text:span text:style-name="T2">LibreOffice,</text:span><text:span text:style-name="T1"> LaTeX </text:span><text:span text:style-name="T2">et RMarkdown</text:span><text:span text:style-name="T1"> pour la préparation des résumés sont disponibles sur le site web de la conférence. Une fois que le résumé est prêt, merci de le convertir en format PDF. </text:span><text:span text:style-name="T3">Les autres types de fichiers ne seront pas acceptés</text:span><text:span text:style-name="T1">. Chaque résumé devra être soumis en version électronique via le site web de la conférence.</text:span></text:p>
      <text:p text:style-name="P7"/>
      <text:p text:style-name="P7">Le résumé est à préparer en respectant les consignes suivantes :</text:p>
      <text:list xml:id="list1801577719737046370" text:style-name="L2">
        <text:list-item>
          <text:p text:style-name="P12"><text:span text:style-name="T5">Pour les auteurs Word, LibreOffice et LaTeX, marges : 2cm à gauche et à droite, 2cm en haut et 3cm en bas</text:span></text:p>
        </text:list-item>
      </text:list>
      <text:list xml:id="list6074481566604349449" text:style-name="L1">
        <text:list-item>
          <text:p text:style-name="P14"><text:span text:style-name="T4">Titre en gras</text:span></text:p>
        </text:list-item>
        <text:list-item>
          <text:p text:style-name="P14"><text:span text:style-name="T4">Nom d’auteurs en gras</text:span></text:p>
        </text:list-item>
        <text:list-item>
          <text:p text:style-name="P14"><text:span text:style-name="T4">À l'exception des auteurs utilisant Rmarkdown, choisir la police Times New Roman font à 12 pt</text:span></text:p>
        </text:list-item>
        <text:list-item>
          <text:p text:style-name="P14"><text:span text:style-name="T4">Pour les auteurs utilisant LaTeX, choisir la classe article en 12pt</text:span></text:p>
        </text:list-item>
        <text:list-item>
          <text:p text:style-name="P14"><text:span text:style-name="T4">1 ligne d’espace entre le titre et le nom du premier auteur</text:span></text:p>
        </text:list-item>
        <text:list-item>
          <text:p text:style-name="P14"><text:soft-page-break/><text:span text:style-name="T4">1 ligne d’espace entre les auteurs et les affiliations</text:span></text:p>
        </text:list-item>
        <text:list-item>
          <text:p text:style-name="P14"><text:span text:style-name="T4">À l'exception des auteurs utilisant Rmarkdown, 2 lignes d’espace entre les affiliations et les mots clefs</text:span></text:p>
        </text:list-item>
        <text:list-item>
          <text:p text:style-name="P14"><text:span text:style-name="T4">À l'exception des auteurs utilisant Rmarkdown, 2 lignes d’espace entre les mots clefs et le corps du texte</text:span></text:p>
        </text:list-item>
        <text:list-item>
          <text:p text:style-name="P14"><text:span text:style-name="T4">À l'exception des auteurs utilisant Rmarkdown, 1 ligne d’espace entre chaque paragraphe</text:span></text:p>
        </text:list-item>
        <text:list-item>
          <text:p text:style-name="P14"><text:span text:style-name="T4">Pas d’indentation des paragraphes</text:span></text:p>
        </text:list-item>
        <text:list-item>
          <text:p text:style-name="P14"><text:span text:style-name="T4">À l'exception des auteurs utilisant Rmarkdown, 1 ligne d’espace entre le corps du texte et les références [1]</text:span></text:p>
        </text:list-item>
        <text:list-item>
          <text:p text:style-name="P14"><text:span text:style-name="T4">Ne pas inclure de numéros de pages</text:span></text:p>
        </text:list-item>
        <text:list-item>
          <text:p text:style-name="P14"><text:span text:style-name="T4">Inclure les figures et les équations</text:span></text:p>
        </text:list-item>
        <text:list-item>
          <text:p text:style-name="P14"><text:span text:style-name="T4">``Références'' en gras comme indiqué ci-dessous</text:span></text:p>
        </text:list-item>
        <text:list-item>
          <text:p text:style-name="P11"><text:span text:style-name="T5">Références numérotées [2], pas de ligne d’espace entre les références.</text:span></text:p>
        </text:list-item>
      </text:list>
      <text:p text:style-name="P7"/>
      <text:p text:style-name="P5">Références</text:p>
      <text:p text:style-name="P3"><text:span text:style-name="T1">[1] Liquet, B., Saracco, J. (2011). </text:span><text:span text:style-name="T6">A criterion for selecting the number of slices and the dimension of the model in SIR and SAVE approaches. To appear in Computational Statistics.</text:span></text:p>
      <text:p text:style-name="P3"><text:span text:style-name="T6">[2] Liquet, B., Saracco, J. (2008). Application of the bootstrap approach to the choice of dimension and the </text:span><field:fieldmark-start text:name="__Fieldmark__230_1917242011" field:type="vnd.oasis.opendocument.field.UNHANDLED"><field:param field:name="vnd.oasis.opendocument.field.code" field:value=" QUOTE  "/><field:param field:name="vnd.oasis.opendocument.field.id" field:value="35"/></field:fieldmark-start><text:span text:style-name="T10"><draw:frame draw:style-name="fr1" draw:name="Image1" text:anchor-type="as-char" svg:width="0.291cm" svg:height="0.582cm" draw:z-index="0"><draw:image xlink:href="Pictures/100002010000000B00000016C0A341CE.png" xlink:type="simple" xlink:show="embed" xlink:actuate="onLoad"/></draw:frame></text:span><field:fieldmark-end/><text:span text:style-name="T6"> parameter in the </text:span><field:fieldmark-start text:name="__Fieldmark__239_1917242011" field:type="vnd.oasis.opendocument.field.UNHANDLED"><field:param field:name="vnd.oasis.opendocument.field.code" field:value=" QUOTE  "/><field:param field:name="vnd.oasis.opendocument.field.id" field:value="35"/></field:fieldmark-start><text:span text:style-name="T10"><draw:frame draw:style-name="fr1" draw:name="Image2" text:anchor-type="as-char" svg:width="0.873cm" svg:height="0.582cm" draw:z-index="1"><draw:image xlink:href="Pictures/100002010000002100000016BA78CD21.png" xlink:type="simple" xlink:show="embed" xlink:actuate="onLoad"/></draw:frame></text:span><field:fieldmark-end/><text:span text:style-name="T8"> </text:span><text:span text:style-name="T6">method. Communications in Statistics - Simulation and Computation, 37(6), 1198-1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FreeSans1" svg:font-family="FreeSans" style:font-family-generic="swiss"/>
    <style:font-face style:name="Calibri" svg:font-family="Calibri" style:font-pitch="variable"/>
    <style:font-face style:name="Courier New" svg:font-family="'Courier New'" style:font-pitch="variable"/>
    <style:font-face style:name="Lohit Hindi" svg:font-family="'Lohit Hindi', 'MS Mincho'" style:font-pitch="variable"/>
    <style:font-face style:name="Symbol" svg:font-family="Symbol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style:use-window-font-color="true" style:font-name="Calibri" fo:font-family="Calibri" style:font-pitch="variable" fo:font-size="11pt" fo:language="fr" fo:country="FR" style:font-name-asian="Calibri" style:font-family-asian="Calibri" style:font-pitch-asian="variable" style:font-size-asian="11pt" style:language-asian="zh" style:country-asian="CN" style:font-name-complex="Calibri" style:font-family-complex="Calibri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Légend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Texte_20_de_20_bulles" style:display-name="Texte de bulles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olice_20_par_20_défaut1" style:display-name="Police par défaut1" style:family="text"/>
    <style:style style:name="Texte_20_de_20_l_27_espace_20_réservé" style:display-name="Texte de l'espace réservé" style:family="text">
      <style:text-properties fo:color="#808080"/>
    </style:style>
    <style:style style:name="Texte_20_de_20_bulles_20_Car" style:display-name="Texte de bulles Car" style:family="tex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variable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variable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grand</meta:initial-creator>
    <meta:creation-date>2014-01-21T11:26:00</meta:creation-date>
    <dc:creator>Nathalie Villa-Vialaneix</dc:creator>
    <dc:date>2015-12-07T20:53:45.186005029</dc:date>
    <meta:editing-cycles>9</meta:editing-cycles>
    <meta:editing-duration>PT2M41S</meta:editing-duration>
    <meta:generator>LibreOffice/4.2.8.2$Linux_X86_64 LibreOffice_project/420m0$Build-2</meta:generator>
    <meta:document-statistic meta:table-count="0" meta:image-count="2" meta:object-count="0" meta:page-count="2" meta:paragraph-count="41" meta:word-count="454" meta:character-count="2648" meta:non-whitespace-character-count="2253"/>
  </office:meta>
</office:document-meta>
</file>